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844d" officeooo:paragraph-rsid="001884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1:12:19.518000000</meta:creation-date>
    <dc:date>2024-10-14T11:12:51.809000000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24.8.2.1$Windows_X86_64 LibreOffice_project/0f794b6e29741098670a3b95d60478a65d05ef13</meta:generator>
  </office:meta>
</office:document-meta>
</file>